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acheErrorHandler.handleCacheEvictError( RuntimeException exception , Cache cache ,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acheErrorHandler.handleCachePutError( RuntimeException exception , Cache cache , Object key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acheErrorHandler.handleCacheGetError( RuntimeException exception , Cache cache ,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acheErrorHandler.handleCacheClearError( RuntimeException exception ,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